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e669" officeooo:paragraph-rsid="0003e669"/>
    </style:style>
    <style:style style:name="T1" style:family="text">
      <style:text-properties officeooo:rsid="0004f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iket át kell nézni:</text:p>
      <text:p text:style-name="P1"><text:span text:style-name="T1">I</text:span>nterface</text:p>
      <text:p text:style-name="P1"><text:span text:style-name="T1">E</text:span>xception</text:p>
      <text:p text:style-name="P1"><text:span text:style-name="T1">I</text:span>nner class / <text:span text:style-name="T1">A</text:span>nonim class → Lanbda functions</text:p>
      <text:p text:style-name="P1"><text:tab/><text:tab/><text:tab/><text:tab/><text:tab/><text:tab/>→ Thread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9:23:29.266265231</meta:creation-date>
    <meta:generator>LibreOffice/5.1.6.2$Linux_X86_64 LibreOffice_project/10m0$Build-2</meta:generator>
    <dc:date>2018-09-13T09:28:30.583630253</dc:date>
    <meta:editing-duration>PT5M</meta:editing-duration>
    <meta:editing-cycles>2</meta:editing-cycles>
    <meta:document-statistic meta:table-count="0" meta:image-count="0" meta:object-count="0" meta:page-count="1" meta:paragraph-count="5" meta:word-count="16" meta:character-count="99" meta:non-whitespace-character-count="82"/>
  </office:meta>
</office:document-meta>
</file>